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9_12-38-18_000.jpg</text:p>
          </table:table-cell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19"/>
          <table:table-cell table:style-name="ce4"/>
          <table:table-cell table:style-name="ce4" office:value-type="string">
            <text:p>N-35-35-28.62854 E-139-34-49.215087</text:p>
          </table:table-cell>
          <table:table-cell table:style-name="ce38" table:formula="of:=IF([.E2]=&quot;&quot;;[.C2];CONCATENATE([.C2];&quot; / &quot;;[.E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9_12-38-55_000.jpg</text:p>
          </table:table-cell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8" table:formula="of:=IF([.E3]=&quot;&quot;;[.C3];CONCATENATE([.C3];&quot; / &quot;;[.E3]))" office:value-type="string" office:string-value=":m RES 2*2 / free# JVEMV6 68#_108:1_id=9IP4:1 / 68. theoretical-physics(tp) / w=階乗：割り算；,topics=階数の性質,other=q+:a!+m*a!=b!:a=3の場合;q+:(a!+b!+c!=d!):(Σ^n._(i=1)(a_i!)=b!),s=~,i=~,doc=~ / N+:(1)id=A3CC:re;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9_13-13-07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9_15-31-04_000.jpg</text:p>
          </table:table-cell>
          <table:table-cell table:style-name="ce11" office:value-type="string">
            <text:p>:m RES 1*3 / free# JVEMV6 68#_108:2 / 68. theoretical-physics(tp) / w=~,topics=組合せ；公式,other=orig+;theorem+,s=~,i=~,doc=r-5-2~2</text:p>
          </table:table-cell>
          <table:table-cell table:style-name="ce18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5]=&quot;&quot;;[.C5];CONCATENATE([.C5];&quot; / &quot;;[.E5]))" office:value-type="string" office:string-value=":m RES 1*3 / free# JVEMV6 68#_108:2 / 68. theoretical-physics(tp) / w=~,topics=組合せ；公式,other=orig+;theorem+,s=~,i=~,doc=r-5-2~2">
            <text:p>:m RES 1*3 / free# JVEMV6 68#_108:2 / 68. theoretical-physics(tp) / w=~,topics=組合せ；公式,other=orig+;theorem+,s=~,i=~,doc=r-5-2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9_15-31-31_000.jpg</text:p>
          </table:table-cell>
          <table:table-cell table:style-name="ce11" office:value-type="string">
            <text:p>:m RES 2*3 / free# JVEMV6 68#_108:2 / 68. theoretical-physics(tp) / w=~,topics=順列,other=~,s=~,i=~,doc=r-5-2~1</text:p>
          </table:table-cell>
          <table:table-cell table:style-name="ce11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8" table:formula="of:=IF([.E6]=&quot;&quot;;[.C6];CONCATENATE([.C6];&quot; / &quot;;[.E6]))" office:value-type="string" office:string-value=":m RES 2*3 / free# JVEMV6 68#_108:2 / 68. theoretical-physics(tp) / w=~,topics=順列,other=~,s=~,i=~,doc=r-5-2~1">
            <text:p>:m RES 2*3 / free# JVEMV6 68#_108:2 / 68. theoretical-physics(tp) / w=~,topics=順列,other=~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9_15-31-49_000.jpg</text:p>
          </table:table-cell>
          <table:table-cell table:style-name="ce18" office:value-type="string">
            <text:p>:m RES 3*3 / free# JVEMV6 68#_108:2 / 68. theoretical-physics(tp) / w=~,topics=順列,other=char+,s=~,i=~,doc=r-5-2~1</text:p>
          </table:table-cell>
          <table:table-cell table:style-name="ce11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8" table:formula="of:=IF([.E7]=&quot;&quot;;[.C7];CONCATENATE([.C7];&quot; / &quot;;[.E7]))" office:value-type="string" office:string-value=":m RES 3*3 / free# JVEMV6 68#_108:2 / 68. theoretical-physics(tp) / w=~,topics=順列,other=char+,s=~,i=~,doc=r-5-2~1">
            <text:p>:m RES 3*3 / free# JVEMV6 68#_108:2 / 68. theoretical-physics(tp) / w=~,topics=順列,other=char+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9_15-32-37_000.jpg</text:p>
          </table:table-cell>
          <table:table-cell table:style-name="ce8" office:value-type="string">
            <text:p>:m :? #*# / math / topic=二項係数 / content=対数のように、小さな数に、変換できないか？ / status=~ / other=~,id=~</text:p>
          </table:table-cell>
          <table:table-cell table:style-name="ce11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8]=&quot;&quot;;[.C8];CONCATENATE([.C8];&quot; / &quot;;[.E8]))" office:value-type="string" office:string-value=":m :? #*# / math / topic=二項係数 / content=対数のように、小さな数に、変換できないか？ / status=~ / other=~,id=~">
            <text:p>:m :? #*# / math / topic=二項係数 / content=対数のように、小さな数に、変換できないか？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9_15-59-07_001.jpg</text:p>
          </table:table-cell>
          <table:table-cell table:style-name="ce19" office:value-type="string">
            <text:p>:m 東和 PHOTO / 210930th / 鴨居駅 / 大東建託㈱岡本純子様共同住宅 / １名 / ㈱SKD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930th / 鴨居駅 / 大東建託㈱岡本純子様共同住宅 / １名 / ㈱SKD（大東建託） / 指示書">
            <text:p>:m 東和 PHOTO / 210930th / 鴨居駅 / 大東建託㈱岡本純子様共同住宅 / １名 / ㈱SKD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9_15-59-12_001.jpg</text:p>
          </table:table-cell>
          <table:table-cell table:style-name="ce19" office:value-type="string">
            <text:p>:m 東和 PHOTO / 210930th / 鴨居駅 / 大東建託㈱岡本純子様共同住宅 / １名 / ㈱SKD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0930th / 鴨居駅 / 大東建託㈱岡本純子様共同住宅 / １名 / ㈱SKD（大東建託） / 指示書">
            <text:p>:m 東和 PHOTO / 210930th / 鴨居駅 / 大東建託㈱岡本純子様共同住宅 / １名 / ㈱SKD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9_15-59-16_000.jpg</text:p>
          </table:table-cell>
          <table:table-cell table:style-name="ce19" office:value-type="string">
            <text:p>:m 東和 PHOTO / 210930th / 鴨居駅 / 大東建託㈱岡本純子様共同住宅 / １名 / ㈱SKD（大東建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0930th / 鴨居駅 / 大東建託㈱岡本純子様共同住宅 / １名 / ㈱SKD（大東建託） / 指示書">
            <text:p>:m 東和 PHOTO / 210930th / 鴨居駅 / 大東建託㈱岡本純子様共同住宅 / １名 / ㈱SKD（大東建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9_16-10-28_000.jpg</text:p>
          </table:table-cell>
          <table:table-cell table:style-name="ce19" office:value-type="string">
            <text:p>:m 東和 PHOTO / 210930th / 鴨居駅 / 大東建託㈱岡本純子様共同住宅 / １名 / ㈱SKD（大東建託） / 資料：天気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0930th / 鴨居駅 / 大東建託㈱岡本純子様共同住宅 / １名 / ㈱SKD（大東建託） / 資料：天気">
            <text:p>:m 東和 PHOTO / 210930th / 鴨居駅 / 大東建託㈱岡本純子様共同住宅 / １名 / ㈱SKD（大東建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9-29_16-11-13_000.jpg</text:p>
          </table:table-cell>
          <table:table-cell table:style-name="ce19" office:value-type="string">
            <text:p>:m 東和 PHOTO / 210930th / 鴨居駅 / 大東建託㈱岡本純子様共同住宅 / １名 / ㈱SKD（大東建託） / 資料：交通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0930th / 鴨居駅 / 大東建託㈱岡本純子様共同住宅 / １名 / ㈱SKD（大東建託） / 資料：交通">
            <text:p>:m 東和 PHOTO / 210930th / 鴨居駅 / 大東建託㈱岡本純子様共同住宅 / １名 / ㈱SKD（大東建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29_16-11-35_000.jpg</text:p>
          </table:table-cell>
          <table:table-cell table:style-name="ce19" office:value-type="string">
            <text:p>:m 東和 PHOTO / 210930th / 鴨居駅 / 大東建託㈱岡本純子様共同住宅 / １名 / ㈱SKD（大東建託） / 指示書：地図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東和 PHOTO / 210930th / 鴨居駅 / 大東建託㈱岡本純子様共同住宅 / １名 / ㈱SKD（大東建託） / 指示書：地図">
            <text:p>:m 東和 PHOTO / 210930th / 鴨居駅 / 大東建託㈱岡本純子様共同住宅 / １名 / ㈱SKD（大東建託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29_16-29-04_000.jpg</text:p>
          </table:table-cell>
          <table:table-cell table:style-name="ce19" office:value-type="string">
            <text:p>:m 東和 PHOTO / 210930th / 鴨居駅 / 大東建託㈱岡本純子様共同住宅 / １名 / ㈱SKD（大東建託） / 資料：地図</text:p>
          </table:table-cell>
          <table:table-cell table:style-name="ce11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15]=&quot;&quot;;[.C15];CONCATENATE([.C15];&quot; / &quot;;[.E15]))" office:value-type="string" office:string-value=":m 東和 PHOTO / 210930th / 鴨居駅 / 大東建託㈱岡本純子様共同住宅 / １名 / ㈱SKD（大東建託） / 資料：地図">
            <text:p>:m 東和 PHOTO / 210930th / 鴨居駅 / 大東建託㈱岡本純子様共同住宅 / １名 / ㈱SKD（大東建託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9-29_16-35-44_000.jpg</text:p>
          </table:table-cell>
          <table:table-cell table:style-name="ce19" office:value-type="string">
            <text:p>:m 東和 PHOTO / 210930th / 鴨居駅 / 大東建託㈱岡本純子様共同住宅 / １名 / ㈱SKD（大東建託） / 資料：地図：路上</text:p>
          </table:table-cell>
          <table:table-cell table:style-name="ce11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16]=&quot;&quot;;[.C16];CONCATENATE([.C16];&quot; / &quot;;[.E16]))" office:value-type="string" office:string-value=":m 東和 PHOTO / 210930th / 鴨居駅 / 大東建託㈱岡本純子様共同住宅 / １名 / ㈱SKD（大東建託） / 資料：地図：路上">
            <text:p>:m 東和 PHOTO / 210930th / 鴨居駅 / 大東建託㈱岡本純子様共同住宅 / １名 / ㈱SKD（大東建託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9-29_17-51-12_000.jpg</text:p>
          </table:table-cell>
          <table:table-cell table:style-name="ce11" office:value-type="string">
            <text:p>:m RES 1*1 / free# JVEMV6 68#_108:3 / 68. theoretical-physics(tp) / w=頂点；辺；経路；閉路；サイクル,topics=DAG,other=~,s=~,i=~,doc=r-7-3~7</text:p>
          </table:table-cell>
          <table:table-cell table:style-name="ce11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17]=&quot;&quot;;[.C17];CONCATENATE([.C17];&quot; / &quot;;[.E17]))" office:value-type="string" office:string-value=":m RES 1*1 / free# JVEMV6 68#_108:3 / 68. theoretical-physics(tp) / w=頂点；辺；経路；閉路；サイクル,topics=DAG,other=~,s=~,i=~,doc=r-7-3~7">
            <text:p>:m RES 1*1 / free# JVEMV6 68#_108:3 / 68. theoretical-physics(tp) / w=頂点；辺；経路；閉路；サイクル,topics=DAG,other=~,s=~,i=~,doc=r-7-3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9-29_18-20-13_000.jpg</text:p>
          </table:table-cell>
          <table:table-cell table:style-name="ce27" office:value-type="string">
            <text:p>:m / 1*1 / percussion,rythm / session-memo / s.1:item=やかん,hitter=hand:both,pieces=~,genr=pattern-atom,R=1</text:p>
          </table:table-cell>
          <table:table-cell table:style-name="ce19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18]=&quot;&quot;;[.C18];CONCATENATE([.C18];&quot; / &quot;;[.E18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9-29_20-45-10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752136 E-139-34-50.039062</text:p>
          </table:table-cell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9-29_22-17-2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 office:value-type="string">
            <text:p>N-35-35-28.504943 E-139-34-49.050292</text:p>
          </table:table-cell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9-29_23-41-2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 office:value-type="string">
            <text:p>N-35-35-28.450012 E-139-34-49.105224</text:p>
          </table:table-cell>
          <table:table-cell table:style-name="ce38" table:formula="of:=IF([.E21]=&quot;&quot;;[.C21];CONCATENATE([.C21];&quot; / &quot;;[.E21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9-30_02-24-19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22]=&quot;&quot;;[.C22];CONCATENATE([.C22];&quot; / &quot;;[.E22]))" office:value-type="string" office:string-value=":m :PHOTO 起きた時刻（夜中） / 2021">
            <text:p>:m :PHOTO 起きた時刻（夜中）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9-30_04-11-04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23]=&quot;&quot;;[.C23];CONCATENATE([.C23];&quot; / &quot;;[.E23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9-30_05-16-05_000.jpg</text:p>
          </table:table-cell>
          <table:table-cell table:style-name="ce19" office:value-type="string">
            <text:p>:m 東和 PHOTO / 210930th / 鴨居駅 / 大東建託㈱岡本純子様共同住宅 / １名 / ㈱SKD（大東建託） / 出発時間 / N-35-35-28.463745 E-139-34-50.093994</text:p>
          </table:table-cell>
          <table:table-cell table:style-name="ce11"/>
          <table:table-cell table:style-name="ce4" table:formula="of:=[.F24]" office:value-type="string" office:string-value="N-35-35-28.463745 E-139-34-50.093994">
            <text:p>N-35-35-28.463745 E-139-34-50.093994</text:p>
          </table:table-cell>
          <table:table-cell table:style-name="ce4" office:value-type="string">
            <text:p>N-35-35-28.463745 E-139-34-50.093994</text:p>
          </table:table-cell>
          <table:table-cell table:style-name="ce38" table:formula="of:=IF([.E24]=&quot;&quot;;[.C24];CONCATENATE([.C24];&quot; / &quot;;[.E24]))" office:value-type="string" office:string-value=":m 東和 PHOTO / 210930th / 鴨居駅 / 大東建託㈱岡本純子様共同住宅 / １名 / ㈱SKD（大東建託） / 出発時間 / N-35-35-28.463745 E-139-34-50.093994 / N-35-35-28.463745 E-139-34-50.093994">
            <text:p>:m 東和 PHOTO / 210930th / 鴨居駅 / 大東建託㈱岡本純子様共同住宅 / １名 / ㈱SKD（大東建託） / 出発時間 / N-35-35-28.463745 E-139-34-50.093994 / N-35-35-28.463745 E-139-34-50.09399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9-30_05-16-07_000.jpg</text:p>
          </table:table-cell>
          <table:table-cell table:style-name="ce19" office:value-type="string">
            <text:p>:m 東和 PHOTO / 210930th / 鴨居駅 / 大東建託㈱岡本純子様共同住宅 / １名 / ㈱SKD（大東建託） / 出発時間 / N-35-35-28.463745 E-139-34-50.093994</text:p>
          </table:table-cell>
          <table:table-cell table:style-name="ce11"/>
          <table:table-cell table:style-name="ce4" table:formula="of:=[.F25]" office:value-type="string" office:string-value="N-35-35-28.463745 E-139-34-50.093994">
            <text:p>N-35-35-28.463745 E-139-34-50.093994</text:p>
          </table:table-cell>
          <table:table-cell table:style-name="ce4" office:value-type="string">
            <text:p>N-35-35-28.463745 E-139-34-50.093994</text:p>
          </table:table-cell>
          <table:table-cell table:style-name="ce38" table:formula="of:=IF([.E25]=&quot;&quot;;[.C25];CONCATENATE([.C25];&quot; / &quot;;[.E25]))" office:value-type="string" office:string-value=":m 東和 PHOTO / 210930th / 鴨居駅 / 大東建託㈱岡本純子様共同住宅 / １名 / ㈱SKD（大東建託） / 出発時間 / N-35-35-28.463745 E-139-34-50.093994 / N-35-35-28.463745 E-139-34-50.093994">
            <text:p>:m 東和 PHOTO / 210930th / 鴨居駅 / 大東建託㈱岡本純子様共同住宅 / １名 / ㈱SKD（大東建託） / 出発時間 / N-35-35-28.463745 E-139-34-50.093994 / N-35-35-28.463745 E-139-34-50.09399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9-30_06-34-29_000.jpg</text:p>
          </table:table-cell>
          <table:table-cell table:style-name="ce11" office:value-type="string">
            <text:p>:PHOTO 記録しておきたいもの / @鴨居駅近く、東和現場へ行く途中 / object=ガードレール：街路樹の幹に、食い込んでいる,photo-for=記録 / N-35-30-44.425964 E-139-33-47.36206</text:p>
          </table:table-cell>
          <table:table-cell table:style-name="ce11"/>
          <table:table-cell table:style-name="ce4" table:formula="of:=[.F26]" office:value-type="string" office:string-value="N-35-30-44.425964 E-139-33-47.36206">
            <text:p>N-35-30-44.425964 E-139-33-47.36206</text:p>
          </table:table-cell>
          <table:table-cell table:style-name="ce4" office:value-type="string">
            <text:p>N-35-30-44.425964 E-139-33-47.36206</text:p>
          </table:table-cell>
          <table:table-cell table:style-name="ce38" table:formula="of:=IF([.E26]=&quot;&quot;;[.C26];CONCATENATE([.C26];&quot; / &quot;;[.E26]))" office:value-type="string" office:string-value=":PHOTO 記録しておきたいもの / @鴨居駅近く、東和現場へ行く途中 / object=ガードレール：街路樹の幹に、食い込んでいる,photo-for=記録 / N-35-30-44.425964 E-139-33-47.36206 / N-35-30-44.425964 E-139-33-47.36206">
            <text:p>:PHOTO 記録しておきたいもの / @鴨居駅近く、東和現場へ行く途中 / object=ガードレール：街路樹の幹に、食い込んでいる,photo-for=記録 / N-35-30-44.425964 E-139-33-47.36206 / N-35-30-44.425964 E-139-33-47.3620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9-30_06-34-47_000.jpg</text:p>
          </table:table-cell>
          <table:table-cell table:style-name="ce11" office:value-type="string">
            <text:p>:PHOTO 記録しておきたいもの / @鴨居駅近く、東和現場へ行く途中 / object=ガードレール：街路樹の幹に、食い込んでいる,photo-for=記録 / N-35-30-44.425964 E-139-33-47.36206</text:p>
          </table:table-cell>
          <table:table-cell table:style-name="ce11"/>
          <table:table-cell table:style-name="ce4" table:formula="of:=[.F27]" office:value-type="string" office:string-value="N-35-30-44.425964 E-139-33-47.36206">
            <text:p>N-35-30-44.425964 E-139-33-47.36206</text:p>
          </table:table-cell>
          <table:table-cell table:style-name="ce4" office:value-type="string">
            <text:p>N-35-30-44.425964 E-139-33-47.36206</text:p>
          </table:table-cell>
          <table:table-cell table:style-name="ce38" table:formula="of:=IF([.E27]=&quot;&quot;;[.C27];CONCATENATE([.C27];&quot; / &quot;;[.E27]))" office:value-type="string" office:string-value=":PHOTO 記録しておきたいもの / @鴨居駅近く、東和現場へ行く途中 / object=ガードレール：街路樹の幹に、食い込んでいる,photo-for=記録 / N-35-30-44.425964 E-139-33-47.36206 / N-35-30-44.425964 E-139-33-47.36206">
            <text:p>:PHOTO 記録しておきたいもの / @鴨居駅近く、東和現場へ行く途中 / object=ガードレール：街路樹の幹に、食い込んでいる,photo-for=記録 / N-35-30-44.425964 E-139-33-47.36206 / N-35-30-44.425964 E-139-33-47.3620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9-30_06-34-58_000.jpg</text:p>
          </table:table-cell>
          <table:table-cell table:style-name="ce11" office:value-type="string">
            <text:p>:PHOTO 記録しておきたいもの / @鴨居駅近く、東和現場へ行く途中 / object=ガードレール：街路樹の幹に、食い込んでいる,photo-for=記録 / N-35-30-44.425964 E-139-33-47.36206</text:p>
          </table:table-cell>
          <table:table-cell table:style-name="ce11"/>
          <table:table-cell table:style-name="ce4" table:formula="of:=[.F28]" office:value-type="string" office:string-value="N-35-30-44.425964 E-139-33-47.36206">
            <text:p>N-35-30-44.425964 E-139-33-47.36206</text:p>
          </table:table-cell>
          <table:table-cell table:style-name="ce4" office:value-type="string">
            <text:p>N-35-30-44.425964 E-139-33-47.36206</text:p>
          </table:table-cell>
          <table:table-cell table:style-name="ce38" table:formula="of:=IF([.E28]=&quot;&quot;;[.C28];CONCATENATE([.C28];&quot; / &quot;;[.E28]))" office:value-type="string" office:string-value=":PHOTO 記録しておきたいもの / @鴨居駅近く、東和現場へ行く途中 / object=ガードレール：街路樹の幹に、食い込んでいる,photo-for=記録 / N-35-30-44.425964 E-139-33-47.36206 / N-35-30-44.425964 E-139-33-47.36206">
            <text:p>:PHOTO 記録しておきたいもの / @鴨居駅近く、東和現場へ行く途中 / object=ガードレール：街路樹の幹に、食い込んでいる,photo-for=記録 / N-35-30-44.425964 E-139-33-47.36206 / N-35-30-44.425964 E-139-33-47.3620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9-30_06-35-19_000.jpg</text:p>
          </table:table-cell>
          <table:table-cell table:style-name="ce11" office:value-type="string">
            <text:p>:PHOTO 記録しておきたいもの / @鴨居駅近く、東和現場へ行く途中 / object=ガードレール：街路樹の幹に、食い込んでいる,photo-for=記録 / N-35-30-44.54956 E-139-33-47.36206</text:p>
          </table:table-cell>
          <table:table-cell table:style-name="ce20"/>
          <table:table-cell table:style-name="ce4" table:formula="of:=[.F29]" office:value-type="string" office:string-value="N-35-30-44.54956 E-139-33-47.36206">
            <text:p>N-35-30-44.54956 E-139-33-47.36206</text:p>
          </table:table-cell>
          <table:table-cell table:style-name="ce4" office:value-type="string">
            <text:p>N-35-30-44.54956 E-139-33-47.36206</text:p>
          </table:table-cell>
          <table:table-cell table:style-name="ce38" table:formula="of:=IF([.E29]=&quot;&quot;;[.C29];CONCATENATE([.C29];&quot; / &quot;;[.E29]))" office:value-type="string" office:string-value=":PHOTO 記録しておきたいもの / @鴨居駅近く、東和現場へ行く途中 / object=ガードレール：街路樹の幹に、食い込んでいる,photo-for=記録 / N-35-30-44.54956 E-139-33-47.36206 / N-35-30-44.54956 E-139-33-47.36206">
            <text:p>:PHOTO 記録しておきたいもの / @鴨居駅近く、東和現場へ行く途中 / object=ガードレール：街路樹の幹に、食い込んでいる,photo-for=記録 / N-35-30-44.54956 E-139-33-47.36206 / N-35-30-44.54956 E-139-33-47.3620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9-30_06-46-25_000.jpg</text:p>
          </table:table-cell>
          <table:table-cell table:style-name="ce19" office:value-type="string">
            <text:p>:m 東和 PHOTO / 210930th / 鴨居駅 / 大東建託㈱岡本純子様共同住宅 / １名 / ㈱SKD（大東建託） / 現場状況 / N-35-30-46.842956 E-139-33-26.542968</text:p>
          </table:table-cell>
          <table:table-cell table:style-name="ce11"/>
          <table:table-cell table:style-name="ce4" table:formula="of:=[.F30]" office:value-type="string" office:string-value="N-35-30-46.842956 E-139-33-26.542968">
            <text:p>N-35-30-46.842956 E-139-33-26.542968</text:p>
          </table:table-cell>
          <table:table-cell table:style-name="ce4" office:value-type="string">
            <text:p>N-35-30-46.842956 E-139-33-26.542968</text:p>
          </table:table-cell>
          <table:table-cell table:style-name="ce38" table:formula="of:=IF([.E30]=&quot;&quot;;[.C30];CONCATENATE([.C30];&quot; / &quot;;[.E30]))" office:value-type="string" office:string-value=":m 東和 PHOTO / 210930th / 鴨居駅 / 大東建託㈱岡本純子様共同住宅 / １名 / ㈱SKD（大東建託） / 現場状況 / N-35-30-46.842956 E-139-33-26.542968 / N-35-30-46.842956 E-139-33-26.542968">
            <text:p>:m 東和 PHOTO / 210930th / 鴨居駅 / 大東建託㈱岡本純子様共同住宅 / １名 / ㈱SKD（大東建託） / 現場状況 / N-35-30-46.842956 E-139-33-26.542968 / N-35-30-46.842956 E-139-33-26.54296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9-30_06-46-32_000.jpg</text:p>
          </table:table-cell>
          <table:table-cell table:style-name="ce19" office:value-type="string">
            <text:p>:m 東和 PHOTO / 210930th / 鴨居駅 / 大東建託㈱岡本純子様共同住宅 / １名 / ㈱SKD（大東建託） / 現場状況 / N-35-30-46.842956 E-139-33-26.542968</text:p>
          </table:table-cell>
          <table:table-cell table:style-name="ce11"/>
          <table:table-cell table:style-name="ce4" table:formula="of:=[.F31]" office:value-type="string" office:string-value="N-35-30-46.842956 E-139-33-26.542968">
            <text:p>N-35-30-46.842956 E-139-33-26.542968</text:p>
          </table:table-cell>
          <table:table-cell table:style-name="ce4" office:value-type="string">
            <text:p>N-35-30-46.842956 E-139-33-26.542968</text:p>
          </table:table-cell>
          <table:table-cell table:style-name="ce38" table:formula="of:=IF([.E31]=&quot;&quot;;[.C31];CONCATENATE([.C31];&quot; / &quot;;[.E31]))" office:value-type="string" office:string-value=":m 東和 PHOTO / 210930th / 鴨居駅 / 大東建託㈱岡本純子様共同住宅 / １名 / ㈱SKD（大東建託） / 現場状況 / N-35-30-46.842956 E-139-33-26.542968 / N-35-30-46.842956 E-139-33-26.542968">
            <text:p>:m 東和 PHOTO / 210930th / 鴨居駅 / 大東建託㈱岡本純子様共同住宅 / １名 / ㈱SKD（大東建託） / 現場状況 / N-35-30-46.842956 E-139-33-26.542968 / N-35-30-46.842956 E-139-33-26.54296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2021-09-30_07-12-29_000.jpg</text:p>
          </table:table-cell>
          <table:table-cell table:style-name="ce19" office:value-type="string">
            <text:p>:m 東和 PHOTO / 210930th / 鴨居駅 / 大東建託㈱岡本純子様共同住宅 / １名 / ㈱SKD（大東建託） / 現場状況 / N-35-30-46.376037 E-139-33-27.092285</text:p>
          </table:table-cell>
          <table:table-cell table:style-name="ce11"/>
          <table:table-cell table:style-name="ce4" table:formula="of:=[.F32]" office:value-type="string" office:string-value="N-35-30-46.376037 E-139-33-27.092285">
            <text:p>N-35-30-46.376037 E-139-33-27.092285</text:p>
          </table:table-cell>
          <table:table-cell table:style-name="ce4" office:value-type="string">
            <text:p>N-35-30-46.376037 E-139-33-27.092285</text:p>
          </table:table-cell>
          <table:table-cell table:style-name="ce38" table:formula="of:=IF([.E32]=&quot;&quot;;[.C32];CONCATENATE([.C32];&quot; / &quot;;[.E32]))" office:value-type="string" office:string-value=":m 東和 PHOTO / 210930th / 鴨居駅 / 大東建託㈱岡本純子様共同住宅 / １名 / ㈱SKD（大東建託） / 現場状況 / N-35-30-46.376037 E-139-33-27.092285 / N-35-30-46.376037 E-139-33-27.092285">
            <text:p>:m 東和 PHOTO / 210930th / 鴨居駅 / 大東建託㈱岡本純子様共同住宅 / １名 / ㈱SKD（大東建託） / 現場状況 / N-35-30-46.376037 E-139-33-27.092285 / N-35-30-46.376037 E-139-33-27.09228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9-30_07-12-32_000.jpg</text:p>
          </table:table-cell>
          <table:table-cell table:style-name="ce19" office:value-type="string">
            <text:p>:m 東和 PHOTO / 210930th / 鴨居駅 / 大東建託㈱岡本純子様共同住宅 / １名 / ㈱SKD（大東建託） / 現場状況 / N-35-30-46.376037 E-139-33-27.092285</text:p>
          </table:table-cell>
          <table:table-cell table:style-name="ce11"/>
          <table:table-cell table:style-name="ce4" table:formula="of:=[.F33]" office:value-type="string" office:string-value="N-35-30-46.376037 E-139-33-27.092285">
            <text:p>N-35-30-46.376037 E-139-33-27.092285</text:p>
          </table:table-cell>
          <table:table-cell table:style-name="ce4" office:value-type="string">
            <text:p>N-35-30-46.376037 E-139-33-27.092285</text:p>
          </table:table-cell>
          <table:table-cell table:style-name="ce38" table:formula="of:=IF([.E33]=&quot;&quot;;[.C33];CONCATENATE([.C33];&quot; / &quot;;[.E33]))" office:value-type="string" office:string-value=":m 東和 PHOTO / 210930th / 鴨居駅 / 大東建託㈱岡本純子様共同住宅 / １名 / ㈱SKD（大東建託） / 現場状況 / N-35-30-46.376037 E-139-33-27.092285 / N-35-30-46.376037 E-139-33-27.092285">
            <text:p>:m 東和 PHOTO / 210930th / 鴨居駅 / 大東建託㈱岡本純子様共同住宅 / １名 / ㈱SKD（大東建託） / 現場状況 / N-35-30-46.376037 E-139-33-27.092285 / N-35-30-46.376037 E-139-33-27.09228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9-30_07-12-35_000.jpg</text:p>
          </table:table-cell>
          <table:table-cell table:style-name="ce19" office:value-type="string">
            <text:p>:m 東和 PHOTO / 210930th / 鴨居駅 / 大東建託㈱岡本純子様共同住宅 / １名 / ㈱SKD（大東建託） / 現場状況 / N-35-30-46.376037 E-139-33-27.092285</text:p>
          </table:table-cell>
          <table:table-cell table:style-name="ce11"/>
          <table:table-cell table:style-name="ce4" table:formula="of:=[.F34]" office:value-type="string" office:string-value="N-35-30-46.376037 E-139-33-27.092285">
            <text:p>N-35-30-46.376037 E-139-33-27.092285</text:p>
          </table:table-cell>
          <table:table-cell table:style-name="ce4" office:value-type="string">
            <text:p>N-35-30-46.376037 E-139-33-27.092285</text:p>
          </table:table-cell>
          <table:table-cell table:style-name="ce38" table:formula="of:=IF([.E34]=&quot;&quot;;[.C34];CONCATENATE([.C34];&quot; / &quot;;[.E34]))" office:value-type="string" office:string-value=":m 東和 PHOTO / 210930th / 鴨居駅 / 大東建託㈱岡本純子様共同住宅 / １名 / ㈱SKD（大東建託） / 現場状況 / N-35-30-46.376037 E-139-33-27.092285 / N-35-30-46.376037 E-139-33-27.092285">
            <text:p>:m 東和 PHOTO / 210930th / 鴨居駅 / 大東建託㈱岡本純子様共同住宅 / １名 / ㈱SKD（大東建託） / 現場状況 / N-35-30-46.376037 E-139-33-27.092285 / N-35-30-46.376037 E-139-33-27.09228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9-30_14-11-33_000.jpg</text:p>
          </table:table-cell>
          <table:table-cell table:style-name="ce18" office:value-type="string">
            <text:p>JVEMV6 52#2 / 52. 自然観察 / 2. grass / field_photos / 雑草、草本、花 / @東和現場へ行く途中：鴨居駅 / ススキのように、伸びあがった草：穂に、色がついている / N-35-30-45.098876 E-139-33-50.822753</text:p>
          </table:table-cell>
          <table:table-cell table:style-name="ce11"/>
          <table:table-cell table:style-name="ce4" table:formula="of:=[.F35]" office:value-type="string" office:string-value="N-35-30-45.098876 E-139-33-50.822753">
            <text:p>N-35-30-45.098876 E-139-33-50.822753</text:p>
          </table:table-cell>
          <table:table-cell table:style-name="ce4" office:value-type="string">
            <text:p>N-35-30-45.098876 E-139-33-50.822753</text:p>
          </table:table-cell>
          <table:table-cell table:style-name="ce38" table:formula="of:=IF([.E35]=&quot;&quot;;[.C35];CONCATENATE([.C35];&quot; / &quot;;[.E35]))" office:value-type="string" office:string-value="JVEMV6 52#2 / 52. 自然観察 / 2. grass / field_photos / 雑草、草本、花 / @東和現場へ行く途中：鴨居駅 / ススキのように、伸びあがった草：穂に、色がついている / N-35-30-45.098876 E-139-33-50.822753 / N-35-30-45.098876 E-139-33-50.822753">
            <text:p>JVEMV6 52#2 / 52. 自然観察 / 2. grass / field_photos / 雑草、草本、花 / @東和現場へ行く途中：鴨居駅 / ススキのように、伸びあがった草：穂に、色がついている / N-35-30-45.098876 E-139-33-50.822753 / N-35-30-45.098876 E-139-33-50.8227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9-30_14-11-37_000.jpg</text:p>
          </table:table-cell>
          <table:table-cell table:style-name="ce18" office:value-type="string">
            <text:p>JVEMV6 52#2 / 52. 自然観察 / 2. grass / field_photos / 雑草、草本、花 / @東和現場へ行く途中：鴨居駅 / ススキのように、伸びあがった草：穂に、色がついている / N-35-30-45.098876 E-139-33-50.822753</text:p>
          </table:table-cell>
          <table:table-cell table:style-name="ce19"/>
          <table:table-cell table:style-name="ce4" table:formula="of:=[.F36]" office:value-type="string" office:string-value="N-35-30-45.098876 E-139-33-50.822753">
            <text:p>N-35-30-45.098876 E-139-33-50.822753</text:p>
          </table:table-cell>
          <table:table-cell table:style-name="ce4" office:value-type="string">
            <text:p>N-35-30-45.098876 E-139-33-50.822753</text:p>
          </table:table-cell>
          <table:table-cell table:style-name="ce38" table:formula="of:=IF([.E36]=&quot;&quot;;[.C36];CONCATENATE([.C36];&quot; / &quot;;[.E36]))" office:value-type="string" office:string-value="JVEMV6 52#2 / 52. 自然観察 / 2. grass / field_photos / 雑草、草本、花 / @東和現場へ行く途中：鴨居駅 / ススキのように、伸びあがった草：穂に、色がついている / N-35-30-45.098876 E-139-33-50.822753 / N-35-30-45.098876 E-139-33-50.822753">
            <text:p>JVEMV6 52#2 / 52. 自然観察 / 2. grass / field_photos / 雑草、草本、花 / @東和現場へ行く途中：鴨居駅 / ススキのように、伸びあがった草：穂に、色がついている / N-35-30-45.098876 E-139-33-50.822753 / N-35-30-45.098876 E-139-33-50.82275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9-30_16-02-09_000.jpg</text:p>
          </table:table-cell>
          <table:table-cell table:style-name="ce19" office:value-type="string">
            <text:p>:m 東和 PHOTO / 210930th / 鴨居駅 / 大東建託㈱岡本純子様共同住宅 / １名 / ㈱SKD（大東建託） / 日報</text:p>
          </table:table-cell>
          <table:table-cell table:style-name="ce11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37]=&quot;&quot;;[.C37];CONCATENATE([.C37];&quot; / &quot;;[.E37]))" office:value-type="string" office:string-value=":m 東和 PHOTO / 210930th / 鴨居駅 / 大東建託㈱岡本純子様共同住宅 / １名 / ㈱SKD（大東建託） / 日報">
            <text:p>:m 東和 PHOTO / 210930th / 鴨居駅 / 大東建託㈱岡本純子様共同住宅 / １名 / ㈱SKD（大東建託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9-30_16-48-31_000.jpg</text:p>
          </table:table-cell>
          <table:table-cell table:style-name="ce18" office:value-type="string">
            <text:p>:m / 1*1 / guitar / session-memo / s.1:content=blues,key=Bf,for=~,from=~,R=~,pieces=~,genr=pattern-atom,other=~</text:p>
          </table:table-cell>
          <table:table-cell table:style-name="ce11"/>
          <table:table-cell table:style-name="ce4"/>
          <table:table-cell table:style-name="ce4" office:value-type="string">
            <text:p>N-35-35-28.518676 E-139-34-49.160156</text:p>
          </table:table-cell>
          <table:table-cell table:style-name="ce38" table:formula="of:=IF([.E38]=&quot;&quot;;[.C38];CONCATENATE([.C38];&quot; / &quot;;[.E38]))" office:value-type="string" office:string-value=":m / 1*1 / guitar / session-memo / s.1:content=blues,key=Bf,for=~,from=~,R=~,pieces=~,genr=pattern-atom,other=~">
            <text:p>:m / 1*1 / guitar / session-memo / s.1:content=blues,key=Bf,for=~,from=~,R=~,pieces=~,genr=pattern-atom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1-09-30_17-53-46_000.jpg</text:p>
          </table:table-cell>
          <table:table-cell table:style-name="ce8" office:value-type="string">
            <text:p>:m :? #*# / math / topic=階乗 / content=階乗の商：どんな性質があるか / status=~ / other=~,id=~</text:p>
          </table:table-cell>
          <table:table-cell table:style-name="ce18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8" table:formula="of:=IF([.E39]=&quot;&quot;;[.C39];CONCATENATE([.C39];&quot; / &quot;;[.E39]))" office:value-type="string" office:string-value=":m :? #*# / math / topic=階乗 / content=階乗の商：どんな性質があるか / status=~ / other=~,id=~">
            <text:p>:m :? #*# / math / topic=階乗 / content=階乗の商：どんな性質があるか / status=~ / other=~,id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1-09-30_17-54-30_000.jpg</text:p>
          </table:table-cell>
          <table:table-cell table:style-name="ce11" office:value-type="string">
            <text:p>:m RES 1*1 / free# JVEMV6 68#_109:1_id=WQ9M:1 / 68. theoretical-physics(tp) / w=~,topics=グラフ,other=orig+:閉路,s=~,i=~,doc=~</text:p>
          </table:table-cell>
          <table:table-cell table:style-name="ce11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40]=&quot;&quot;;[.C40];CONCATENATE([.C40];&quot; / &quot;;[.E40]))" office:value-type="string" office:string-value=":m RES 1*1 / free# JVEMV6 68#_109:1_id=WQ9M:1 / 68. theoretical-physics(tp) / w=~,topics=グラフ,other=orig+:閉路,s=~,i=~,doc=~">
            <text:p>:m RES 1*1 / free# JVEMV6 68#_109:1_id=WQ9M:1 / 68. theoretical-physics(tp) / w=~,topics=グラフ,other=orig+:閉路,s=~,i=~,doc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1-09-30_18-16-57_000.jpg</text:p>
          </table:table-cell>
          <table:table-cell table:style-name="ce27" office:value-type="string">
            <text:p>:m / 1*1 / percussion,rythm / session-memo / s.1:item=やかん,hitter=hand:both,pieces=~,genr=pattern-atom,R=1</text:p>
          </table:table-cell>
          <table:table-cell table:style-name="ce11"/>
          <table:table-cell table:style-name="ce4"/>
          <table:table-cell table:style-name="ce4" office:value-type="string">
            <text:p>N-35-35-27.777099 E-139-34-48.940429</text:p>
          </table:table-cell>
          <table:table-cell table:style-name="ce38" table:formula="of:=IF([.E41]=&quot;&quot;;[.C41];CONCATENATE([.C41];&quot; / &quot;;[.E41]))" office:value-type="string" office:string-value=":m / 1*1 / percussion,rythm / session-memo / s.1:item=やかん,hitter=hand:both,pieces=~,genr=pattern-atom,R=1">
            <text:p>:m / 1*1 / percussion,rythm / session-memo / s.1:item=やかん,hitter=hand:both,pieces=~,genr=pattern-atom,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1-09-30_21-06-42_000.jpg</text:p>
          </table:table-cell>
          <table:table-cell table:style-name="ce27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875732 E-139-34-50.31372</text:p>
          </table:table-cell>
          <table:table-cell table:style-name="ce38" table:formula="of:=IF([.E42]=&quot;&quot;;[.C42];CONCATENATE([.C42];&quot; / &quot;;[.E42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9_18-18-51_000.mp4</text:p>
          </table:table-cell>
          <table:table-cell table:style-name="ce20" office:value-type="string">
            <text:p>:VIDEO / @自室 / 記録 / percussion,rythm / 演奏、play / R=1 / item=やかん,hitter=hand:both:palm,genr=pattern-atom</text:p>
          </table:table-cell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string" office:string-value=":VIDEO / @自室 / 記録 / percussion,rythm / 演奏、play / R=1 / item=やかん,hitter=hand:both:palm,genr=pattern-atom">
            <text:p>:VIDEO / @自室 / 記録 / percussion,rythm / 演奏、play / R=1 / item=やかん,hitter=hand:both:palm,genr=pattern-atom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9-30_18-15-54_000.mp4</text:p>
          </table:table-cell>
          <table:table-cell table:style-name="ce20" office:value-type="string">
            <text:p>:VIDEO / @自室 / 記録 / percussion,rythm / 演奏、play / R=1 / item=やかん,hitter=hand:both:palm,genr=pattern-atom</text:p>
          </table:table-cell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string" office:string-value=":VIDEO / @自室 / 記録 / percussion,rythm / 演奏、play / R=1 / item=やかん,hitter=hand:both:palm,genr=pattern-atom">
            <text:p>:VIDEO / @自室 / 記録 / percussion,rythm / 演奏、play / R=1 / item=やかん,hitter=hand:both:palm,genr=pattern-atom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2021/10/01</text:date>, <text:time>11:47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1T11:47:26.89</dc:date>
    <dc:creator>iwabuchi ken</dc:creator>
    <meta:editing-duration>P37DT18H40M16S</meta:editing-duration>
    <meta:editing-cycles>13448</meta:editing-cycles>
    <meta:document-statistic meta:table-count="1" meta:cell-count="539" meta:object-count="0"/>
  </office:meta>
</office:document-meta>
</file>